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eb613d"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Apresentação</text:span></text:p>
            <text:p><text:span text:style-name="T1">ErasmusLine</text:span></text:p>
            <text:p><text:span text:style-name="T2"/></text:p>
            <text:p><text:span text:style-name="T2">Orange</text:span><text:span text:style-name="T3"> Team</text:span></text:p>
            <text:p><text:span text:style-name="T4">(Portugal)</text:span></text:p>
            <text:p><text:span text:style-name="T4"/></text:p>
            <text:p><text:span text:style-name="T5">Projecto MUTW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6">Demonstração da Aplicação</text:span></text:p>
              </text:list-item>
              <text:list-item>
                <text:p><text:span text:style-name="T6">Descrição Técnica</text:span></text:p>
              </text:list-item>
              <text:list-item>
                <text:p><text:span text:style-name="T6">Gestão de Equipa</text:span></text:p>
              </text:list-item>
              <text:list-item>
                <text:p><text:span text:style-name="T6">Conclus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 quê?</text:p>
                <text:list>
                  <text:list-item>
                    <text:p>Aplicação Web de Erasmus</text:p>
                  </text:list-item>
                  <text:list-item>
                    <text:p>Suporte a actores de Erasmus na gestão da mobilidade</text:p>
                  </text:list-item>
                </text:list>
              </text:list-item>
              <text:list-item>
                <text:p>Objectivos</text:p>
                <text:list>
                  <text:list-item>
                    <text:p>Simplificar o processo de Erasmus</text:p>
                  </text:list-item>
                  <text:list-item>
                    <text:p>Providenciar estatísticas de eficácia e eficiência</text:p>
                  </text:list-item>
                  <text:list-item>
                    <text:p>Desenvolver uma plataforma com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Plan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tribuição</text:p>
                <text:list>
                  <text:list-item>
                    <text:p>Projecto dividido em pacotes, atribuidos aos respectivos países involvidos de cada equipa</text:p>
                  </text:list-item>
                  <text:list-item>
                    <text:p>Equipa constituida por 2 alunos finalistas não graduados por país</text:p>
                  </text:list-item>
                </text:list>
              </text:list-item>
              <text:list-item>
                <text:p>Desenvolvimento</text:p>
                <text:list>
                  <text:list-item>
                    <text:p>Uso de tecnologias Open Source</text:p>
                  </text:list-item>
                  <text:list-item>
                    <text:p>Autonomia por parte dos alu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içõ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8-STATS</text:p>
                <text:list>
                  <text:list-item>
                    <text:p>Desenvolvimento completo do pacote</text:p>
                  </text:list-item>
                </text:list>
              </text:list-item>
              <text:list-item>
                <text:p>P2-INFOX</text:p>
                <text:list>
                  <text:list-item>
                    <text:p>Esqueleto de mensagem de comunicação e codigo de encryptação da mensagem</text:p>
                  </text:list-item>
                </text:list>
              </text:list-item>
              <text:list-item>
                <text:p>P1-CONFIG</text:p>
                <text:list>
                  <text:list-item>
                    <text:p>Gestão de dados da Instituição</text:p>
                  </text:list-item>
                  <text:list-item>
                    <text:p>Sincronização entre parceiros</text:p>
                  </text:list-item>
                </text:list>
              </text:list-item>
              <text:list-item>
                <text:p>Gestão de equip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7">Demonst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Começar pelas decisoes tecnicas base?</text:p>
              </text:list-item>
              <text:list-item>
                <text:p>Database distribu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Explicaçao do Sta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Team managm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Blbalba hospital wahwahwa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2-Layout7-blank-Leeg" style:page-layout-name="PM1" draw:style-name="Mdp3"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7-05T16:35:15.08</dc:date>
    <meta:editing-duration>PT2H30M55S</meta:editing-duration>
    <meta:editing-cycles>15</meta:editing-cycles>
    <meta:generator>LibreOffice/3.3$Win32 LibreOffice_project/330m19$Build-202</meta:generator>
    <meta:document-statistic meta:object-count="81"/>
  </office:meta>
</office:document-meta>
</file>